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8b3" officeooo:paragraph-rsid="001e18b3"/>
    </style:style>
    <style:style style:name="P2" style:family="paragraph" style:parent-style-name="Standard">
      <style:text-properties officeooo:rsid="001e18b3" officeooo:paragraph-rsid="00215654"/>
    </style:style>
    <style:style style:name="P3" style:family="paragraph" style:parent-style-name="Standard">
      <style:text-properties officeooo:rsid="00215654" officeooo:paragraph-rsid="00215654"/>
    </style:style>
    <style:style style:name="P4" style:family="paragraph" style:parent-style-name="Standard" style:list-style-name="L1">
      <style:text-properties officeooo:rsid="002238be" officeooo:paragraph-rsid="002238be"/>
    </style:style>
    <style:style style:name="P5" style:family="paragraph" style:parent-style-name="Standard">
      <style:text-properties fo:color="#000000" loext:opacity="100%" fo:font-size="12pt" style:text-underline-style="none" fo:font-weight="normal" officeooo:rsid="00564010" officeooo:paragraph-rsid="00564010" style:font-size-asian="12pt" style:font-weight-asian="normal" style:font-size-complex="12pt" style:font-weight-complex="normal"/>
    </style:style>
    <style:style style:name="P6" style:family="paragraph" style:parent-style-name="Standard">
      <style:text-properties fo:color="#000000" loext:opacity="100%" fo:font-size="12pt" style:text-underline-style="none" fo:font-weight="bold" officeooo:rsid="00564010" officeooo:paragraph-rsid="00564010" style:font-size-asian="12pt" style:font-weight-asian="bold" style:font-size-complex="12pt" style:font-weight-complex="bold"/>
    </style:style>
    <style:style style:name="P7" style:family="paragraph" style:parent-style-name="Standard" style:list-style-name="L1">
      <style:text-properties fo:color="#000000" loext:opacity="100%" style:font-name="Liberation Serif" fo:font-size="12pt" officeooo:paragraph-rsid="005c2773" style:font-size-asian="12pt" style:font-size-complex="12pt"/>
    </style:style>
    <style:style style:name="P8" style:family="paragraph" style:parent-style-name="Standard" style:list-style-name="L1">
      <style:text-properties fo:color="#000000" loext:opacity="100%" style:font-name="Liberation Serif" fo:font-size="12pt" officeooo:rsid="0060b3f1" officeooo:paragraph-rsid="0060b3f1" style:font-size-asian="12pt" style:font-size-complex="12pt"/>
    </style:style>
    <style:style style:name="P9" style:family="paragraph" style:parent-style-name="Standard" style:list-style-name="L1">
      <style:text-properties officeooo:rsid="00296087" officeooo:paragraph-rsid="00296087"/>
    </style:style>
    <style:style style:name="P10" style:family="paragraph" style:parent-style-name="Standard" style:list-style-name="L1">
      <style:paragraph-properties style:writing-mode="lr-tb"/>
      <style:text-properties officeooo:rsid="00296087" officeooo:paragraph-rsid="00296087"/>
    </style:style>
    <style:style style:name="P11" style:family="paragraph" style:parent-style-name="Standard" style:list-style-name="L1">
      <style:text-properties officeooo:rsid="002ca026" officeooo:paragraph-rsid="002ca026"/>
    </style:style>
    <style:style style:name="P12" style:family="paragraph" style:parent-style-name="Standard" style:list-style-name="L1">
      <style:text-properties officeooo:rsid="002dd916" officeooo:paragraph-rsid="002dd916"/>
    </style:style>
    <style:style style:name="P13" style:family="paragraph" style:parent-style-name="Standard" style:list-style-name="L1">
      <style:text-properties officeooo:rsid="002f526b" officeooo:paragraph-rsid="002f526b"/>
    </style:style>
    <style:style style:name="P14" style:family="paragraph" style:parent-style-name="Standard" style:list-style-name="L1">
      <style:text-properties officeooo:rsid="002f526b" officeooo:paragraph-rsid="00304c3f"/>
    </style:style>
    <style:style style:name="P15" style:family="paragraph" style:parent-style-name="Standard" style:list-style-name="L1">
      <style:text-properties officeooo:rsid="002f526b" officeooo:paragraph-rsid="0040a52c"/>
    </style:style>
    <style:style style:name="P16" style:family="paragraph" style:parent-style-name="Standard" style:list-style-name="L1">
      <style:text-properties officeooo:rsid="002f526b" officeooo:paragraph-rsid="006afd22"/>
    </style:style>
    <style:style style:name="P17" style:family="paragraph" style:parent-style-name="Standard" style:list-style-name="L1">
      <style:text-properties officeooo:rsid="002f526b" officeooo:paragraph-rsid="006dbec4"/>
    </style:style>
    <style:style style:name="P18" style:family="paragraph" style:parent-style-name="Standard" style:list-style-name="L1">
      <style:text-properties officeooo:rsid="0032a912" officeooo:paragraph-rsid="0032a912"/>
    </style:style>
    <style:style style:name="P19" style:family="paragraph" style:parent-style-name="Standard" style:list-style-name="L1">
      <style:text-properties officeooo:rsid="0033afd7" officeooo:paragraph-rsid="0033afd7"/>
    </style:style>
    <style:style style:name="P20" style:family="paragraph" style:parent-style-name="Standard" style:list-style-name="L1">
      <style:text-properties officeooo:rsid="0040a52c" officeooo:paragraph-rsid="0040a52c"/>
    </style:style>
    <style:style style:name="P21" style:family="paragraph" style:parent-style-name="Standard" style:list-style-name="L1">
      <style:text-properties officeooo:rsid="0040d83c" officeooo:paragraph-rsid="004306b1"/>
    </style:style>
    <style:style style:name="P22" style:family="paragraph" style:parent-style-name="Standard" style:list-style-name="L1">
      <style:text-properties officeooo:rsid="0040d83c" officeooo:paragraph-rsid="0048d363"/>
    </style:style>
    <style:style style:name="P23" style:family="paragraph" style:parent-style-name="Standard" style:list-style-name="L1">
      <style:text-properties officeooo:rsid="0043c6af" officeooo:paragraph-rsid="0043c6af"/>
    </style:style>
    <style:style style:name="P24" style:family="paragraph" style:parent-style-name="Standard" style:list-style-name="L1">
      <style:text-properties officeooo:rsid="0043cbf3" officeooo:paragraph-rsid="0043cbf3"/>
    </style:style>
    <style:style style:name="P25" style:family="paragraph" style:parent-style-name="Standard" style:list-style-name="L1">
      <style:text-properties officeooo:rsid="00455013" officeooo:paragraph-rsid="00455013"/>
    </style:style>
    <style:style style:name="P26" style:family="paragraph" style:parent-style-name="Standard" style:list-style-name="L1">
      <style:text-properties officeooo:rsid="0049c7d9" officeooo:paragraph-rsid="0049c7d9"/>
    </style:style>
    <style:style style:name="P27" style:family="paragraph" style:parent-style-name="Standard" style:list-style-name="L1">
      <style:text-properties officeooo:rsid="004aea4e" officeooo:paragraph-rsid="004aea4e"/>
    </style:style>
    <style:style style:name="P28" style:family="paragraph" style:parent-style-name="Standard" style:list-style-name="L1">
      <style:text-properties officeooo:rsid="004bf7e0" officeooo:paragraph-rsid="004bf7e0"/>
    </style:style>
    <style:style style:name="P29" style:family="paragraph" style:parent-style-name="Standard" style:list-style-name="L1">
      <style:text-properties fo:font-weight="bold" officeooo:rsid="004dffad" officeooo:paragraph-rsid="004dffad" style:font-weight-asian="bold" style:font-weight-complex="bold"/>
    </style:style>
    <style:style style:name="P30" style:family="paragraph" style:parent-style-name="Standard">
      <style:text-properties fo:font-weight="bold" officeooo:rsid="0067273e" officeooo:paragraph-rsid="0067273e" style:font-weight-asian="bold" style:font-weight-complex="bold"/>
    </style:style>
    <style:style style:name="P31" style:family="paragraph" style:parent-style-name="Standard" style:list-style-name="L1">
      <style:text-properties officeooo:rsid="004f04a4" officeooo:paragraph-rsid="004f04a4"/>
    </style:style>
    <style:style style:name="P32" style:family="paragraph" style:parent-style-name="Standard" style:list-style-name="L1">
      <style:text-properties officeooo:rsid="005052d4" officeooo:paragraph-rsid="005052d4"/>
    </style:style>
    <style:style style:name="P33" style:family="paragraph" style:parent-style-name="Standard" style:list-style-name="L1">
      <style:text-properties officeooo:rsid="00522526" officeooo:paragraph-rsid="00522526"/>
    </style:style>
    <style:style style:name="P34" style:family="paragraph" style:parent-style-name="Standard" style:list-style-name="L1">
      <style:text-properties officeooo:rsid="0053c0d0" officeooo:paragraph-rsid="0053c0d0"/>
    </style:style>
    <style:style style:name="P35" style:family="paragraph" style:parent-style-name="Standard">
      <style:text-properties officeooo:rsid="0053c4f2" officeooo:paragraph-rsid="0053c4f2"/>
    </style:style>
    <style:style style:name="P36" style:family="paragraph" style:parent-style-name="Standard" style:list-style-name="L1">
      <style:text-properties officeooo:rsid="0054c951" officeooo:paragraph-rsid="0054c951"/>
    </style:style>
    <style:style style:name="P37" style:family="paragraph" style:parent-style-name="Standard" style:list-style-name="L1">
      <style:text-properties officeooo:rsid="0055e95e" officeooo:paragraph-rsid="0055e95e"/>
    </style:style>
    <style:style style:name="P38" style:family="paragraph" style:parent-style-name="Standard">
      <style:text-properties fo:color="#ff0000" loext:opacity="100%" fo:font-size="15pt" style:text-underline-style="solid" style:text-underline-width="auto" style:text-underline-color="font-color" fo:font-weight="bold" officeooo:rsid="00564010" officeooo:paragraph-rsid="00564010" style:font-size-asian="15pt" style:font-weight-asian="bold" style:font-size-complex="15pt" style:font-weight-complex="bold"/>
    </style:style>
    <style:style style:name="P39" style:family="paragraph" style:parent-style-name="Standard">
      <style:text-properties fo:color="#ff0000" loext:opacity="100%" fo:font-size="15pt" style:text-underline-style="solid" style:text-underline-width="auto" style:text-underline-color="font-color" fo:font-weight="bold" officeooo:rsid="00564010" officeooo:paragraph-rsid="0057ae62" style:font-size-asian="15pt" style:font-weight-asian="bold" style:font-size-complex="15pt" style:font-weight-complex="bold"/>
    </style:style>
    <style:style style:name="P40" style:family="paragraph" style:parent-style-name="Standard" style:list-style-name="L1">
      <style:text-properties officeooo:rsid="005b7e3f" officeooo:paragraph-rsid="005b7e3f"/>
    </style:style>
    <style:style style:name="P41" style:family="paragraph" style:parent-style-name="Standard" style:list-style-name="L1">
      <style:text-properties officeooo:rsid="005b7e3f" officeooo:paragraph-rsid="0062e0f9"/>
    </style:style>
    <style:style style:name="P42" style:family="paragraph" style:parent-style-name="Standard" style:list-style-name="L1">
      <style:text-properties style:font-name="Liberation Serif" officeooo:rsid="005b7e3f" officeooo:paragraph-rsid="005b7e3f"/>
    </style:style>
    <style:style style:name="P43" style:family="paragraph" style:parent-style-name="Standard" style:list-style-name="L1">
      <style:text-properties officeooo:rsid="0063fc0d" officeooo:paragraph-rsid="0063fc0d"/>
    </style:style>
    <style:style style:name="P44" style:family="paragraph" style:parent-style-name="Standard" style:list-style-name="L1">
      <style:text-properties officeooo:rsid="00653f0a" officeooo:paragraph-rsid="00653f0a"/>
    </style:style>
    <style:style style:name="P45" style:family="paragraph" style:parent-style-name="Standard" style:list-style-name="L1">
      <style:text-properties officeooo:rsid="00664fbd" officeooo:paragraph-rsid="00664fbd"/>
    </style:style>
    <style:style style:name="P46" style:family="paragraph" style:parent-style-name="Standard">
      <style:text-properties officeooo:rsid="0067273e" officeooo:paragraph-rsid="0067273e"/>
    </style:style>
    <style:style style:name="P47" style:family="paragraph" style:parent-style-name="Standard" style:list-style-name="L1">
      <style:text-properties officeooo:rsid="0073f2a1" officeooo:paragraph-rsid="0073f2a1"/>
    </style:style>
    <style:style style:name="P48" style:family="paragraph" style:parent-style-name="Standard" style:list-style-name="L1">
      <style:text-properties officeooo:rsid="0078340b" officeooo:paragraph-rsid="0078340b"/>
    </style:style>
    <style:style style:name="P49" style:family="paragraph" style:parent-style-name="Standard" style:list-style-name="L1">
      <style:text-properties officeooo:rsid="007c5958" officeooo:paragraph-rsid="007c5958"/>
    </style:style>
    <style:style style:name="P50" style:family="paragraph" style:parent-style-name="Standard" style:list-style-name="L1">
      <style:text-properties officeooo:rsid="007ce801" officeooo:paragraph-rsid="007ce801"/>
    </style:style>
    <style:style style:name="P51" style:family="paragraph" style:parent-style-name="Text_20_body">
      <style:text-properties fo:color="#000000" loext:opacity="100%" fo:font-size="12pt" fo:font-style="italic" fo:font-weight="normal" officeooo:rsid="001e18b3" officeooo:paragraph-rsid="001e18b3" style:font-size-asian="12pt" style:font-style-asian="italic" style:font-size-complex="12pt" style:font-style-complex="italic"/>
    </style:style>
    <style:style style:name="P52" style:family="paragraph" style:parent-style-name="Text_20_body">
      <style:text-properties fo:color="#000000" loext:opacity="100%" fo:font-size="12pt" fo:font-style="italic" fo:font-weight="normal" officeooo:rsid="001e18b3" style:font-size-asian="12pt" style:font-style-asian="italic" style:font-size-complex="12pt" style:font-style-complex="italic"/>
    </style:style>
    <style:style style:name="P53" style:family="paragraph" style:parent-style-name="Text_20_body">
      <style:text-properties fo:color="#000000" loext:opacity="100%" fo:font-size="12pt" fo:font-style="normal" fo:font-weight="bold" officeooo:rsid="00260dd4" officeooo:paragraph-rsid="00260dd4"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loext:opacity="100%" fo:font-size="12pt" fo:font-style="italic" fo:font-weight="bold" officeooo:rsid="001e18b3" style:font-size-asian="12pt" style:font-style-asian="italic" style:font-size-complex="12pt" style:font-style-complex="italic"/>
    </style:style>
    <style:style style:name="T3" style:family="text">
      <style:text-properties fo:color="#000000" loext:opacity="100%" fo:font-size="12pt" fo:font-style="italic" fo:font-weight="normal" officeooo:rsid="001e18b3" style:font-size-asian="12pt" style:font-style-asian="italic" style:font-size-complex="12pt" style:font-style-complex="italic"/>
    </style:style>
    <style:style style:name="T4" style:family="text">
      <style:text-properties fo:color="#000000" loext:opacity="100%" fo:font-size="12pt" style:font-size-asian="12pt" style:font-size-complex="12pt"/>
    </style:style>
    <style:style style:name="T5" style:family="text">
      <style:text-properties officeooo:rsid="002dd916"/>
    </style:style>
    <style:style style:name="T6" style:family="text">
      <style:text-properties officeooo:rsid="00304c3f"/>
    </style:style>
    <style:style style:name="T7" style:family="text">
      <style:text-properties officeooo:rsid="00304d93"/>
    </style:style>
    <style:style style:name="T8" style:family="text">
      <style:text-properties officeooo:rsid="003327af"/>
    </style:style>
    <style:style style:name="T9" style:family="text">
      <style:text-properties officeooo:rsid="0033afd7"/>
    </style:style>
    <style:style style:name="T10" style:family="text">
      <style:text-properties officeooo:rsid="0034980d"/>
    </style:style>
    <style:style style:name="T11" style:family="text">
      <style:text-properties officeooo:rsid="003cd487"/>
    </style:style>
    <style:style style:name="T12" style:family="text">
      <style:text-properties officeooo:rsid="0040a52c"/>
    </style:style>
    <style:style style:name="T13" style:family="text">
      <style:text-properties officeooo:rsid="00424ec0"/>
    </style:style>
    <style:style style:name="T14" style:family="text">
      <style:text-properties officeooo:rsid="004306b1"/>
    </style:style>
    <style:style style:name="T15" style:family="text">
      <style:text-properties officeooo:rsid="00461a1b"/>
    </style:style>
    <style:style style:name="T16" style:family="text">
      <style:text-properties officeooo:rsid="0053c4f2"/>
    </style:style>
    <style:style style:name="T17" style:family="text">
      <style:text-properties officeooo:rsid="005c2773"/>
    </style:style>
    <style:style style:name="T18" style:family="text">
      <style:text-properties fo:font-variant="normal" fo:text-transform="none" fo:letter-spacing="normal" fo:font-style="normal" fo:font-weight="normal"/>
    </style:style>
    <style:style style:name="T19" style:family="text">
      <style:text-properties style:font-name="Liberation Serif"/>
    </style:style>
    <style:style style:name="T20" style:family="text">
      <style:text-properties officeooo:rsid="0062e0f9"/>
    </style:style>
    <style:style style:name="T21" style:family="text">
      <style:text-properties officeooo:rsid="0063a49d"/>
    </style:style>
    <style:style style:name="T22" style:family="text">
      <style:text-properties officeooo:rsid="006afd22"/>
    </style:style>
    <style:style style:name="T23" style:family="text">
      <style:text-properties officeooo:rsid="006cc916"/>
    </style:style>
    <style:style style:name="T24" style:family="text">
      <style:text-properties officeooo:rsid="006dbec4"/>
    </style:style>
    <style:style style:name="T25" style:family="text">
      <style:text-properties officeooo:rsid="006f4f9e"/>
    </style:style>
    <style:style style:name="T26" style:family="text">
      <style:text-properties officeooo:rsid="0070511d"/>
    </style:style>
    <style:style style:name="T27" style:family="text">
      <style:text-properties officeooo:rsid="00726e3e"/>
    </style:style>
    <style:style style:name="T28" style:family="text">
      <style:text-properties officeooo:rsid="00746ff8"/>
    </style:style>
    <style:style style:name="T29" style:family="text">
      <style:text-properties officeooo:rsid="0075a4ae"/>
    </style:style>
    <style:style style:name="T30" style:family="text">
      <style:text-properties officeooo:rsid="007953c2"/>
    </style:style>
    <style:style style:name="T31" style:family="text">
      <style:text-properties officeooo:rsid="0079e7b3"/>
    </style:style>
    <style:style style:name="T32" style:family="text">
      <style:text-properties officeooo:rsid="007a1b81"/>
    </style:style>
    <style:style style:name="T33" style:family="text">
      <style:text-properties officeooo:rsid="007bd688"/>
    </style:style>
    <style:style style:name="T34" style:family="text">
      <style:text-properties officeooo:rsid="007e625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53">Requirements:</text:p>
      <text:p text:style-name="P51">The literature review is a 6-10 page document synthesising the selected body of literature related to the work to be completed during the research project. The literature review must review what has already been achieved in the research area, identify the research question and justify the needs of the research project.</text:p>
      <text:p text:style-name="P52">There is a soft requirement on the number of references and the maximum length allowed for the literature review, which is governed by the points value of the research project unit being completed:</text:p>
      <text:p text:style-name="P52">24 point research projects: 5,000-6,000 words 10 - 20 references</text:p>
      <text:p text:style-name="P52">The word limits include the reference section. You can justify and seek support from your supervisor(s) if your word limit is severely under or over the limit.</text:p>
      <text:p text:style-name="Text_20_body"><text:span text:style-name="Strong_20_Emphasis"><text:span text:style-name="T2">Penalties of late or no submission: </text:span></text:span><text:span text:style-name="T3">Late: -5% per day (or part thereof) for the first 7 days (including weekends and public holidays), after which the assigned work is not accept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Literature Review Notes</text:p>
      <text:p text:style-name="P1"/>
      <text:p text:style-name="P1"><text:s text:c="4"/>1. useful to have the...</text:p>
      <text:p text:style-name="P1"><text:s text:c="4"/>2. Continue with the literature review, send the next draft by Saturday afternoon</text:p>
      <text:p text:style-name="P1"><text:s text:c="4"/>3. Do the basic implementation of thermostat – with generalised coordinates</text:p>
      <text:p text:style-name="P1"><text:s text:c="8"/>1. probably can also use the thermostat env for the Tschantz algorithm </text:p>
      <text:p text:style-name="P1"><text:s text:c="4"/>4. It’s Fine to mention scaling in the intro to the lit review, but you must overview the whole field in the intro. </text:p>
      <text:p text:style-name="P1"><text:s text:c="4"/>5. Tim thinks that the scope of the analysis of the Tschantz algorithm is fine for an honours thesis.</text:p>
      <text:p text:style-name="P1"><text:s text:c="4"/>6. Importantly for the thesis review. When wanting to justify the core motivation for investigating AIF, talk about the problem it solves.</text:p>
      <text:p text:style-name="P1"><text:s text:c="8"/>1. This is probably the affordance of a “built-in” exploratory drive to mimimize uncertainty.</text:p>
      <text:p text:style-name="P1"><text:s text:c="4"/>7. Really good idea to maintain a glossary.</text:p>
      <text:p text:style-name="P1"><text:s text:c="4"/>8. pomdps are not really studied and <text:span text:style-name="T11">AIF </text:span>is not really studied so this thesis is good.</text:p>
      <text:p text:style-name="P1"><text:s text:c="4"/>9. the neural net version is an approximation, need to talk about this?</text:p>
      <text:p text:style-name="P1"><text:s text:c="4"/>10. his thoughts on my framing of the problem:</text:p>
      <text:p text:style-name="P1"><text:s text:c="8"/>1. want to be a “little bit more precise and also less precise”</text:p>
      <text:p text:style-name="P1"><text:s text:c="8"/>2. try and consider more of a first order logic approach. </text:p>
      <text:p text:style-name="P1"><text:s text:c="8"/>3. How does the worst case grow?</text:p>
      <text:p text:style-name="P1"><text:s text:c="8"/>4. The asymptotic analysis is one approach.</text:p>
      <text:p text:style-name="P2">5. The other approach is what it means to scale</text:p>
      <text:p text:style-name="P2">might want to think about having a distribution of problems.Might now have a probability distribution in solutions as the problem goes up the expected time to get an adequate solution is polynomial/exponential… it’s quantified now.</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Structure:</text:p>
      <text:list xml:id="list3905234655" text:style-name="L1">
        <text:list-item>
          <text:p text:style-name="P4">Introduction</text:p>
          <text:list>
            <text:list-item>
              <text:p text:style-name="P10">Topic Area (AI/Optimal Control)</text:p>
            </text:list-item>
            <text:list-item>
              <text:p text:style-name="P10"><text:span text:style-name="T10">Nature-inspired </text:span>Agent-Based Methods <text:span text:style-name="T7">in large, state-action spaces with sparse rewards and noisy observations, </text:span><text:span text:style-name="T27">in the face of partial-observability</text:span><text:span text:style-name="T7">.</text:span></text:p>
            </text:list-item>
          </text:list>
        </text:list-item>
        <text:list-item>
          <text:p text:style-name="P4">Overview</text:p>
          <text:list>
            <text:list-item>
              <text:p text:style-name="P9">Active Inference</text:p>
              <text:list>
                <text:list-item>
                  <text:p text:style-name="P9">what is it?</text:p>
                  <text:list>
                    <text:list-item>
                      <text:p text:style-name="P16"><text:span text:style-name="T12">Emerging </text:span><text:span text:style-name="T22">first-principles account of adaptive behaviour. </text:span><text:span text:style-name="T16">Active inference resolves the exploitation-exploration dilemma in relation to prior preferences, by placing information gain on the same footing as reward or value….</text:span></text:p>
                      <text:list>
                        <text:list-item>
                          <text:p text:style-name="P22">Cite the <text:span text:style-name="T26">Active Inference B</text:span>ook</text:p>
                        </text:list-item>
                        <text:list-item>
                          <text:p text:style-name="P22">Cite “Action Behaviour and Free Energy”</text:p>
                        </text:list-item>
                        <text:list-item>
                          <text:p text:style-name="P22"><text:span text:style-name="T13">Cite “RL or AIF?”, </text:span></text:p>
                        </text:list-item>
                        <text:list-item>
                          <text:p text:style-name="P25">Cite “AIF demystified”</text:p>
                        </text:list-item>
                        <text:list-item>
                          <text:p text:style-name="P26">Cite “Free Energy, User’s Guide”</text:p>
                        </text:list-item>
                        <text:list-item>
                          <text:p text:style-name="P20">Purporting to offer unification of action, perception and learning.</text:p>
                        </text:list-item>
                      </text:list>
                    </text:list-item>
                    <text:list-item>
                      <text:p text:style-name="P15"><text:span text:style-name="T23">AIF is </text:span>derived from the FEP.</text:p>
                      <text:list>
                        <text:list-item>
                          <text:p text:style-name="P21"><text:span text:style-name="T14">Cite “FEP Rough Guide Brain?”</text:span></text:p>
                        </text:list-item>
                      </text:list>
                    </text:list-item>
                  </text:list>
                </text:list-item>
                <text:list-item>
                  <text:p text:style-name="P9">What problem does it solve?</text:p>
                  <text:list>
                    <text:list-item>
                      <text:p text:style-name="P11">Built-in affordance for uncertainty-reduction/exploration (epistemic foraging)</text:p>
                      <text:list>
                        <text:list-item>
                          <text:p text:style-name="P23">Cite “Active inference and epistemic value”</text:p>
                        </text:list-item>
                        <text:list-item>
                          <text:p text:style-name="P23"><text:span text:style-name="T15">Cite “C</text:span>omputational mechanisms of curiosity and goal-directed exploration”</text:p>
                        </text:list-item>
                      </text:list>
                    </text:list-item>
                    <text:list-item>
                      <text:p text:style-name="P17"><text:span text:style-name="T16">“</text:span><text:span text:style-name="T24">R</text:span><text:span text:style-name="T16">esolves” the exploitation-exploration dilemma… </text:span><text:span text:style-name="T25">(given some assumptions)</text:span></text:p>
                    </text:list-item>
                  </text:list>
                </text:list-item>
                <text:list-item>
                  <text:p text:style-name="P9">Why <text:span text:style-name="T5">c</text:span>are about it?</text:p>
                  <text:list>
                    <text:list-item>
                      <text:p text:style-name="P12">Growing empirical support to suggest the FEP is operative in a scale-invariant manner in the brain. <text:s/></text:p>
                      <text:list>
                        <text:list-item>
                          <text:p text:style-name="P24">Cite “Active Inference: A Process Theory”</text:p>
                        </text:list-item>
                        <text:list-item>
                          <text:p text:style-name="P27">Cite “Neural Dynamics under AIF”</text:p>
                        </text:list-item>
                      </text:list>
                    </text:list-item>
                    <text:list-item>
                      <text:p text:style-name="P47">Vastly more sample-efficient than Reinforcement Learning, <text:span text:style-name="T29">fantastic </text:span><text:span text:style-name="T28">f</text:span><text:span text:style-name="T29">o</text:span><text:span text:style-name="T28">r sparse – or no – rewards. </text:span></text:p>
                    </text:list-item>
                  </text:list>
                </text:list-item>
              </text:list>
            </text:list-item>
            <text:list-item>
              <text:p text:style-name="P14">A little bit on <text:span text:style-name="T6">what </text:span>the FEP <text:span text:style-name="T6">is</text:span>. </text:p>
              <text:list>
                <text:list-item>
                  <text:p text:style-name="P48">A theoretical <text:span text:style-name="T32">principle, purporting to be the </text:span>constitutive, <text:span text:style-name="T33">demarcating </text:span>principle of life <text:span text:style-name="T31">itself</text:span></text:p>
                  <text:list>
                    <text:list-item>
                      <text:p text:style-name="P48"><text:span text:style-name="T30">T</text:span>he “life-cognition” continuum hypothesis.</text:p>
                    </text:list-item>
                    <text:list-item>
                      <text:p text:style-name="P49">Markov Blankets → <text:span text:style-name="T34">the “high road” to Active Inference</text:span>.</text:p>
                    </text:list-item>
                    <text:list-item>
                      <text:p text:style-name="P50">Cite “Life as we know it”</text:p>
                    </text:list-item>
                    <text:list-item>
                      <text:p text:style-name="P50">Cite <text:span text:style-name="T14">“FEP Rough Guide Brain?”</text:span></text:p>
                    </text:list-item>
                  </text:list>
                </text:list-item>
              </text:list>
            </text:list-item>
          </text:list>
        </text:list-item>
        <text:list-item>
          <text:p text:style-name="P4">Previous Work</text:p>
          <text:list>
            <text:list-item>
              <text:p text:style-name="P9">Small, Discrete, tabular Methods</text:p>
              <text:list>
                <text:list-item>
                  <text:p text:style-name="P13">limited in application to small, discrete state-action spaces and bespoke generative models. </text:p>
                </text:list-item>
                <text:list-item>
                  <text:p text:style-name="P31">Cite “AIF in discrete action spaces a synthesis”</text:p>
                </text:list-item>
                <text:list-item>
                  <text:p text:style-name="P33">Cite “Generalised free energy and active inference”</text:p>
                </text:list-item>
                <text:list-item>
                  <text:p text:style-name="P34">Cite “Planning and navigation as active inference”</text:p>
                </text:list-item>
              </text:list>
            </text:list-item>
            <text:list-item>
              <text:p text:style-name="P32">Robustness to non-stationarity:</text:p>
              <text:list>
                <text:list-item>
                  <text:p text:style-name="P32">cite “empirical evaluation of aif in multi-armed bandits”</text:p>
                </text:list-item>
              </text:list>
            </text:list-item>
            <text:list-item>
              <text:p text:style-name="P9">Sampling based Methods</text:p>
              <text:list>
                <text:list-item>
                  <text:p text:style-name="P18">Neural network approximators for key distributions, approximate inference.</text:p>
                </text:list-item>
                <text:list-item>
                  <text:p text:style-name="P36">Cite “Deep Active Inference for Partially Observable MDPs”</text:p>
                </text:list-item>
                <text:list-item>
                  <text:p text:style-name="P37">Cite “Scaling AIF”</text:p>
                </text:list-item>
                <text:list-item>
                  <text:p text:style-name="P37">Cite<text:span text:style-name="T19"> “learning Generative State Space Models for AIF”</text:span></text:p>
                </text:list-item>
                <text:list-item>
                  <text:p text:style-name="P42"><text:soft-page-break/>Cite “Deep AIF for POMDPs”</text:p>
                </text:list-item>
                <text:list-item>
                  <text:p text:style-name="P42">Cite “Combining information-seeking exploration and reward maximisation:Unified inf<text:span text:style-name="T4">erence on continuous state and action spaces under partial observability”</text:span></text:p>
                </text:list-item>
                <text:list-item>
                  <text:p text:style-name="P7"><text:span text:style-name="T17">Possibly cite “</text:span><text:span text:style-name="T18">Inferring in Circles: Active Inference in Continuous State Space Using Hierarchical Gaussian Filtering of Sufficient Statistics</text:span><text:span text:style-name="T17">”</text:span></text:p>
                </text:list-item>
                <text:list-item>
                  <text:p text:style-name="P8">Possibly Cite “Inferring in Circles: Active Inference in Continuous State Space Using Hierarchical Gaussian Filtering of Sufficient Statistics”</text:p>
                </text:list-item>
              </text:list>
            </text:list-item>
            <text:list-item>
              <text:p text:style-name="P9">Factor Graphical Methods</text:p>
              <text:list>
                <text:list-item>
                  <text:p text:style-name="P18"><text:span text:style-name="T8">M</text:span>essage passing for exact and approximate inference</text:p>
                </text:list-item>
                <text:list-item>
                  <text:p text:style-name="P40">Cite “Reactive Message Passing for Scalable Bayesian Inference”</text:p>
                </text:list-item>
                <text:list-item>
                  <text:p text:style-name="P43">Cite “Simulating AIF by Message Passing”</text:p>
                </text:list-item>
                <text:list-item>
                  <text:p text:style-name="P43">Cite “A Factor Graph approach to automated design of Bayesian signal processing algorithms”.</text:p>
                </text:list-item>
                <text:list-item>
                  <text:p text:style-name="P44">Cite “A Factor Graph Description of Deep Temporal Active Inference”</text:p>
                </text:list-item>
                <text:list-item>
                  <text:p text:style-name="P45">Cite “A Message Passing Perspective on Planning Under Active Inference”</text:p>
                </text:list-item>
                <text:list-item>
                  <text:p text:style-name="P41"><text:span text:style-name="T20">Possibly </text:span>Cite “Neuronal message passing using Mean-field, Bethe, and Marginal approximations” – <text:span text:style-name="T21">as prelude to message passing/factor graphs for active inference specifically.</text:span></text:p>
                </text:list-item>
              </text:list>
            </text:list-item>
          </text:list>
        </text:list-item>
        <text:list-item>
          <text:p text:style-name="P4">Gaps in Literature</text:p>
          <text:list>
            <text:list-item>
              <text:p text:style-name="P9">Scaling is a huge Issue. <text:span text:style-name="T9">Want to so this to get to the “really profound, practical problems”</text:span></text:p>
            </text:list-item>
            <text:list-item>
              <text:p text:style-name="P19">Factor graphical method not yet completely general, makes several assumptions about the structure of the model.</text:p>
              <text:list>
                <text:list-item>
                  <text:p text:style-name="P40">All models must be conjugate and all functions must be invertible (restrictive assumptions). Message-passing <text:s/></text:p>
                </text:list-item>
              </text:list>
            </text:list-item>
          </text:list>
        </text:list-item>
        <text:list-item>
          <text:p text:style-name="P4">Research Aims</text:p>
          <text:list>
            <text:list-item>
              <text:p text:style-name="P9">Improve the ability for AIF to scale to larger problems</text:p>
            </text:list-item>
          </text:list>
        </text:list-item>
        <text:list-item>
          <text:p text:style-name="P4">Conclusion</text:p>
        </text:list-item>
        <text:list-item>
          <text:p text:style-name="P28">Potential papers to cite</text:p>
          <text:list>
            <text:list-item>
              <text:p text:style-name="P28">Cite “Active Inference in Robotics and Artificial Agents: Survey and Challenges”</text:p>
              <text:list>
                <text:list-item text:start-value="1">
                  <text:p text:style-name="P29">potentially quite useful to look at!!!</text:p>
                </text:list-item>
              </text:list>
            </text:list-item>
          </text:list>
        </text:list-item>
      </text:list>
      <text:p text:style-name="P46"/>
      <text:p text:style-name="P46"/>
      <text:p text:style-name="P30">Sophisticated Inference:</text:p>
      <text:p text:style-name="P30"/>
      <text:p text:style-name="P30">There are several moving parts to the SAIF algorithm, such as</text:p>
      <text:p text:style-name="P30">the branching/pruning of the policy search tree and recursive EFE evaluation</text:p>
      <text:p text:style-name="P1"/>
      <text:p text:style-name="P38">READ GENERATIVE STATE SPACE MODELS FOR ACTIVE INFERENCE</text:p>
      <text:p text:style-name="P38"/>
      <text:p text:style-name="P5">“underlying distribution of observations and sufficiently covers</text:p>
      <text:p text:style-name="P5">the action space. This is the case for the problems on which</text:p>
      <text:p text:style-name="P5">we benchmarked, however for more complex environments</text:p>
      <text:p text:style-name="P5">the agent would need an improved and guided exploration</text:p>
      <text:p text:style-name="P5">mechanism. In addition, we currently train the generative model</text:p>
      <text:p text:style-name="P5">beforehand, and only afterwards we introduce the planning as</text:p>
      <text:p text:style-name="P5">inference. <text:span text:style-name="T1">Ideally the agent should be trained while interacting</text:span></text:p>
      <text:p text:style-name="P6">with the environment, making the entire system end-to-end. This</text:p>
      <text:p text:style-name="P6">would require the agent to also evaluate expected free energy</text:p>
      <text:p text:style-name="P6">during the training process for exploration (Schwartenbeck et al.,</text:p>
      <text:p text:style-name="P6">2019), i.e., by maintaining a posterior distribution over model</text:p>
      <text:p text:style-name="P6"><text:soft-page-break/>parameters similar to Tschantz et al. (2019).”</text:p>
      <text:p text:style-name="P6"/>
      <text:p text:style-name="P5">One of the main difficulties in our approach of active inference</text:p>
      <text:p text:style-name="P5">is the specification of the preferred state distribution, as it</text:p>
      <text:p text:style-name="P5">generally requires that the corresponding preferred observation</text:p>
      <text:p text:style-name="P5">is already acquired in some way so that the desired state</text:p>
      <text:p text:style-name="P5">values can be calculated through the agents generative model.</text:p>
      <text:p text:style-name="P5"/>
      <text:p text:style-name="P5">Our current approach relies on the presence of a pre-recorded</text:p>
      <text:p text:style-name="P5">dataset of (observation, action) pairs. In future work we will</text:p>
      <text:p text:style-name="P5">focus on learning the model in an online fashion, so that acting</text:p>
      <text:p text:style-name="P5">and learning can be interleaved, removing the need for a pre-</text:p>
      <text:p text:style-name="P5">recorded dataset.</text:p>
      <text:p text:style-name="P5"/>
      <text:p text:style-name="P39">READ Deep Active Inference for Partially</text:p>
      <text:p text:style-name="P39">Observable MDPs</text:p>
      <text:p text:style-name="P1"/>
      <text:p text:style-name="P35">Good Intros on AIF:<text:line-break/><text:line-break/>Active inference offers a first principle account of sentient behaviour, from which special and important</text:p>
      <text:p text:style-name="P35">cases can be derived, e.g., reinforcement learning, active learning, Bayes optimal inference, Bayes</text:p>
      <text:p text:style-name="P35">optimal design, etc. Active inference resolves the exploitation-exploration dilemma in relation to prior</text:p>
      <text:p text:style-name="P35">preferences, by placing information gain on the same footing as reward or value. In brief, active</text:p>
      <text:p text:style-name="P35">inference replaces value functions with functionals of (Bayesian) beliefs, in the form of an expected</text:p>
      <text:p text:style-name="P35">(variational) free energy.</text:p>
      <text:p text:style-name="P35"/>
      <text:p text:style-name="P35"/>
      <text:p text:style-name="P35">Learning Generative State Space</text:p>
      <text:p text:style-name="P35">Models for Active Inference:</text:p>
      <text:p text:style-name="P35"/>
      <text:p text:style-name="P35">Active inference rests upon the free energy principle for the</text:p>
      <text:p text:style-name="P35">brain (Friston, 2010), which models the brain as a Bayesian</text:p>
      <text:p text:style-name="P35">inference engine. The free energy principle states that every</text:p>
      <text:p text:style-name="P35">self-organizing system in environmental equilibrium must be</text:p>
      <text:p text:style-name="P35">minimizing its free energy (Friston et al., 2006). Free energy in</text:p>
      <text:p text:style-name="P35">this respect can be seen as a proxy for “surprise” or prediction</text:p>
      <text:p text:style-name="P35">error, and offers a unified account of action, perception and</text:p>
      <text:p text:style-name="P35">learning (Friston, 2010). The free energy principle has been able</text:p>
      <text:p text:style-name="P35">to explain a wide array of anatomical and physiological aspects of</text:p>
      <text:p text:style-name="P35">brain systems (Angelucci et al., 2002; Bastos et al., 2012; Friston</text:p>
      <text:p text:style-name="P35">et al., 2017a) Furthermore it allows for an elegant treatment of</text:p>
      <text:p text:style-name="P35">the intricate relationship between perception and action while</text:p>
      <text:p text:style-name="P35">inherently balancing the exploration and exploitation trade-of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1:35:21.918512493</meta:creation-date>
    <dc:date>2023-05-15T21:25:35.671756215</dc:date>
    <meta:editing-duration>PT9H39M19S</meta:editing-duration>
    <meta:editing-cycles>88</meta:editing-cycles>
    <meta:generator>LibreOffice/7.3.7.2$Linux_X86_64 LibreOffice_project/30$Build-2</meta:generator>
    <meta:document-statistic meta:table-count="0" meta:image-count="0" meta:object-count="0" meta:page-count="5" meta:paragraph-count="141" meta:word-count="1446" meta:character-count="9376" meta:non-whitespace-character-count="8033"/>
  </office:meta>
</office:document-meta>
</file>